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1.295cm"/>
    </style:style>
    <style:style style:name="Tabelle1.B" style:family="table-column">
      <style:table-column-properties style:column-width="1.907cm"/>
    </style:style>
    <style:style style:name="Tabelle1.C" style:family="table-column">
      <style:table-column-properties style:column-width="13.811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0.827cm"/>
    </style:style>
    <style:style style:name="Tabelle2.B" style:family="table-column">
      <style:table-column-properties style:column-width="4.173cm"/>
    </style:style>
    <style:style style:name="Tabelle2.C" style:family="table-column">
      <style:table-column-properties style:column-width="4.394cm"/>
    </style:style>
    <style:style style:name="Tabelle2.D" style:family="table-column">
      <style:table-column-properties style:column-width="4.322cm"/>
    </style:style>
    <style:style style:name="Tabelle2.E" style:family="table-column">
      <style:table-column-properties style:column-width="3.297cm"/>
    </style:style>
    <style:style style:name="Tabelle2.A1" style:family="table-cell">
      <style:table-cell-properties fo:padding="0.097cm" fo:border-left="0.05pt solid #000000" fo:border-right="none" fo:border-top="0.05pt solid #000000" fo:border-bottom="0.05pt solid #000000"/>
    </style:style>
    <style:style style:name="Tabelle2.E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27773" officeooo:paragraph-rsid="00127773"/>
    </style:style>
    <style:style style:name="P2" style:family="paragraph" style:parent-style-name="Table_20_Contents">
      <style:text-properties officeooo:rsid="00127773" officeooo:paragraph-rsid="00127773"/>
    </style:style>
    <style:style style:name="P3" style:family="paragraph" style:parent-style-name="Table_20_Contents">
      <style:text-properties officeooo:rsid="001328ac" officeooo:paragraph-rsid="001328ac"/>
    </style:style>
    <style:style style:name="P4" style:family="paragraph" style:parent-style-name="Table_20_Contents">
      <style:text-properties fo:color="#ff3333" officeooo:rsid="001328ac" officeooo:paragraph-rsid="001328ac"/>
    </style:style>
    <style:style style:name="P5" style:family="paragraph" style:parent-style-name="Table_20_Contents">
      <style:text-properties fo:color="#ff3333" officeooo:rsid="00139364" officeooo:paragraph-rsid="00139364"/>
    </style:style>
    <style:style style:name="P6" style:family="paragraph" style:parent-style-name="Table_20_Contents">
      <style:text-properties fo:color="#000000" officeooo:rsid="001328ac" officeooo:paragraph-rsid="001328ac"/>
    </style:style>
    <style:style style:name="P7" style:family="paragraph" style:parent-style-name="Table_20_Contents">
      <style:text-properties fo:color="#000000" officeooo:rsid="00139364" officeooo:paragraph-rsid="00139364"/>
    </style:style>
    <style:style style:name="P8" style:family="paragraph" style:parent-style-name="Table_20_Contents">
      <style:text-properties officeooo:rsid="00139364" officeooo:paragraph-rsid="00139364"/>
    </style:style>
    <style:style style:name="P9" style:family="paragraph" style:parent-style-name="Table_20_Contents">
      <style:text-properties officeooo:rsid="001456fe" officeooo:paragraph-rsid="001456fe"/>
    </style:style>
    <style:style style:name="P10" style:family="paragraph" style:parent-style-name="Table_20_Contents">
      <style:text-properties fo:color="#00cc00"/>
    </style:style>
    <style:style style:name="P11" style:family="paragraph" style:parent-style-name="Table_20_Contents">
      <style:text-properties fo:color="#00cc00" officeooo:rsid="00139364" officeooo:paragraph-rsid="00139364"/>
    </style:style>
    <style:style style:name="P12" style:family="paragraph" style:parent-style-name="Table_20_Contents">
      <style:text-properties fo:color="#00cc00" officeooo:rsid="001456fe" officeooo:paragraph-rsid="001456fe"/>
    </style:style>
    <style:style style:name="P13" style:family="paragraph" style:parent-style-name="Table_20_Contents">
      <style:text-properties fo:color="#00cc00" officeooo:rsid="001491db" officeooo:paragraph-rsid="001491db"/>
    </style:style>
    <style:style style:name="P14" style:family="paragraph" style:parent-style-name="Table_20_Contents">
      <style:text-properties officeooo:rsid="001491db" officeooo:paragraph-rsid="001491db"/>
    </style:style>
    <style:style style:name="P15" style:family="paragraph" style:parent-style-name="Table_20_Contents">
      <style:text-properties officeooo:rsid="001c2ceb" officeooo:paragraph-rsid="001c2ceb"/>
    </style:style>
    <style:style style:name="P16" style:family="paragraph" style:parent-style-name="Table_20_Contents">
      <style:text-properties officeooo:rsid="001c4e01" officeooo:paragraph-rsid="001c4e01"/>
    </style:style>
    <style:style style:name="P17" style:family="paragraph" style:parent-style-name="Table_20_Contents">
      <style:text-properties officeooo:rsid="00139364" officeooo:paragraph-rsid="00139364" fo:background-color="#ffffff"/>
    </style:style>
    <style:style style:name="P18" style:family="paragraph" style:parent-style-name="Table_20_Contents">
      <style:text-properties officeooo:rsid="001cad74" officeooo:paragraph-rsid="001cad74"/>
    </style:style>
    <style:style style:name="P19" style:family="paragraph" style:parent-style-name="Table_20_Contents">
      <style:paragraph-properties fo:text-align="center" style:justify-single-word="false"/>
      <style:text-properties officeooo:rsid="001cad74" officeooo:paragraph-rsid="001cad74"/>
    </style:style>
    <style:style style:name="P20" style:family="paragraph" style:parent-style-name="Table_20_Contents">
      <style:text-properties officeooo:rsid="001e49e9" officeooo:paragraph-rsid="001e49e9"/>
    </style:style>
    <style:style style:name="P21" style:family="paragraph" style:parent-style-name="Table_20_Contents">
      <style:text-properties officeooo:rsid="0020399e" officeooo:paragraph-rsid="0020399e"/>
    </style:style>
    <style:style style:name="P22" style:family="paragraph" style:parent-style-name="Table_20_Contents">
      <style:paragraph-properties fo:text-align="center" style:justify-single-word="false"/>
      <style:text-properties officeooo:rsid="0020399e" officeooo:paragraph-rsid="0020399e"/>
    </style:style>
    <style:style style:name="P23" style:family="paragraph" style:parent-style-name="Table_20_Contents">
      <style:text-properties officeooo:rsid="0021cf91" officeooo:paragraph-rsid="0021cf91"/>
    </style:style>
    <style:style style:name="P24" style:family="paragraph" style:parent-style-name="Table_20_Contents">
      <style:text-properties officeooo:rsid="00236579" officeooo:paragraph-rsid="00236579"/>
    </style:style>
    <style:style style:name="P25" style:family="paragraph" style:parent-style-name="Table_20_Contents">
      <style:text-properties officeooo:rsid="0023c799" officeooo:paragraph-rsid="0023c799"/>
    </style:style>
    <style:style style:name="P26" style:family="paragraph" style:parent-style-name="Table_20_Contents">
      <style:text-properties officeooo:rsid="00255072" officeooo:paragraph-rsid="00255072"/>
    </style:style>
    <style:style style:name="P27" style:family="paragraph" style:parent-style-name="Table_20_Contents">
      <style:text-properties officeooo:rsid="0025fc52" officeooo:paragraph-rsid="0025fc52"/>
    </style:style>
    <style:style style:name="P28" style:family="paragraph" style:parent-style-name="Table_20_Contents">
      <style:text-properties officeooo:rsid="0027e340" officeooo:paragraph-rsid="0027e340"/>
    </style:style>
    <style:style style:name="P29" style:family="paragraph" style:parent-style-name="Table_20_Contents">
      <style:text-properties officeooo:rsid="002864df" officeooo:paragraph-rsid="002864df"/>
    </style:style>
    <style:style style:name="P30" style:family="paragraph" style:parent-style-name="Table_20_Contents">
      <style:text-properties officeooo:rsid="002a498e" officeooo:paragraph-rsid="002a498e"/>
    </style:style>
    <style:style style:name="P31" style:family="paragraph" style:parent-style-name="Table_20_Contents">
      <style:text-properties officeooo:rsid="002a9ea1" officeooo:paragraph-rsid="002a9ea1"/>
    </style:style>
    <style:style style:name="P32" style:family="paragraph" style:parent-style-name="Table_20_Contents">
      <style:text-properties officeooo:rsid="002c20fb" officeooo:paragraph-rsid="002c20fb"/>
    </style:style>
    <style:style style:name="P33" style:family="paragraph" style:parent-style-name="Table_20_Contents">
      <style:text-properties officeooo:rsid="002cbc4b" officeooo:paragraph-rsid="002cbc4b"/>
    </style:style>
    <style:style style:name="P34" style:family="paragraph" style:parent-style-name="Table_20_Contents">
      <style:text-properties officeooo:rsid="002df258" officeooo:paragraph-rsid="002df258"/>
    </style:style>
    <style:style style:name="P35" style:family="paragraph" style:parent-style-name="Standard">
      <style:text-properties officeooo:rsid="00127773" officeooo:paragraph-rsid="00127773"/>
    </style:style>
    <style:style style:name="P36" style:family="paragraph" style:parent-style-name="Standard">
      <style:text-properties officeooo:rsid="001cad74" officeooo:paragraph-rsid="001cad74"/>
    </style:style>
    <style:style style:name="T1" style:family="text">
      <style:text-properties officeooo:rsid="001328ac"/>
    </style:style>
    <style:style style:name="T2" style:family="text">
      <style:text-properties officeooo:rsid="00139364"/>
    </style:style>
    <style:style style:name="T3" style:family="text">
      <style:text-properties officeooo:rsid="001491db"/>
    </style:style>
    <style:style style:name="T4" style:family="text">
      <style:text-properties officeooo:rsid="001c2ceb"/>
    </style:style>
    <style:style style:name="T5" style:family="text">
      <style:text-properties officeooo:rsid="001e49e9"/>
    </style:style>
    <style:style style:name="T6" style:family="text">
      <style:text-properties officeooo:rsid="0020399e"/>
    </style:style>
    <style:style style:name="T7" style:family="text">
      <style:text-properties officeooo:rsid="00236579"/>
    </style:style>
    <style:style style:name="T8" style:family="text">
      <style:text-properties officeooo:rsid="0023c799"/>
    </style:style>
    <style:style style:name="T9" style:family="text">
      <style:text-properties officeooo:rsid="00255072"/>
    </style:style>
    <style:style style:name="T10" style:family="text">
      <style:text-properties officeooo:rsid="0025fc52"/>
    </style:style>
    <style:style style:name="T11" style:family="text">
      <style:text-properties officeooo:rsid="002864df"/>
    </style:style>
    <style:style style:name="T12" style:family="text">
      <style:text-properties officeooo:rsid="002c20fb"/>
    </style:style>
    <style:style style:name="T13" style:family="text">
      <style:text-properties officeooo:rsid="0030b7d0"/>
    </style:style>
    <style:style style:name="T14" style:family="text">
      <style:text-properties officeooo:rsid="0031ab1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stemtest am 0<text:span text:style-name="T14">4</text:span>.07.2017</text:p>
      <text:p text:style-name="P1">Software: Virtual Calendar</text:p>
      <text:p text:style-name="P1">Version: VirtualCalendarV01_<text:span text:style-name="T13">4</text:span>.0.<text:span text:style-name="T1">0</text:span>.0_x86_x64_arm (Final)</text:p>
      <text:p text:style-name="P1"/>
      <text:p text:style-name="P1">Protokoll <text:span text:style-name="T1">erstellt </text:span>von: Andra Draghiciu</text:p>
      <text:p text:style-name="P1"/>
      <text:p text:style-name="P36">Festgestellte Probleme <text:span text:style-name="T13">der Version 3.0.0.0 </text:span>nach Durchgehen von mehreren Use Cases:</text:p>
      <text:p text:style-name="P1"/>
      <table:table table:name="Tabelle1" table:style-name="Tabelle1">
        <table:table-column table:style-name="Tabelle1.A"/>
        <table:table-column table:style-name="Tabelle1.B"/>
        <table:table-column table:style-name="Tabelle1.C"/>
        <table:table-row>
          <table:table-cell table:style-name="Tabelle1.A1" office:value-type="string">
            <text:p text:style-name="P2">Nr.</text:p>
          </table:table-cell>
          <table:table-cell table:style-name="Tabelle1.A1" office:value-type="string">
            <text:p text:style-name="P2">Resolved</text:p>
          </table:table-cell>
          <table:table-cell table:style-name="Tabelle1.C1" office:value-type="string">
            <text:p text:style-name="P2">Probleme</text:p>
          </table:table-cell>
        </table:table-row>
        <table:table-row>
          <table:table-cell table:style-name="Tabelle1.A2" office:value-type="string">
            <text:p text:style-name="P2">1</text:p>
          </table:table-cell>
          <table:table-cell table:style-name="Tabelle1.A2" office:value-type="string">
            <text:p text:style-name="P15">j</text:p>
          </table:table-cell>
          <table:table-cell table:style-name="Tabelle1.C2" office:value-type="string">
            <text:p text:style-name="P2">Label der Gruppen- und Individualansicht-Buttons <text:span text:style-name="T1">bei allen Ansichten</text:span></text:p>
          </table:table-cell>
        </table:table-row>
        <table:table-row>
          <table:table-cell table:style-name="Tabelle1.A2" office:value-type="string">
            <text:p text:style-name="P2">2</text:p>
          </table:table-cell>
          <table:table-cell table:style-name="Tabelle1.A2" office:value-type="string">
            <text:p text:style-name="P15">j</text:p>
          </table:table-cell>
          <table:table-cell table:style-name="Tabelle1.C2" office:value-type="string">
            <text:p text:style-name="P3">Label der Buttons in der unteren Leiste auf der Startseite sollen geändert werden zu :</text:p>
            <text:p text:style-name="P3">Termin+ , Gruppe+, Profil, Meine Gruppe</text:p>
          </table:table-cell>
        </table:table-row>
        <table:table-row>
          <table:table-cell table:style-name="Tabelle1.A2" office:value-type="string">
            <text:p text:style-name="P8">3</text:p>
          </table:table-cell>
          <table:table-cell table:style-name="Tabelle1.A2" office:value-type="string">
            <text:p text:style-name="Table_20_Contents"/>
          </table:table-cell>
          <table:table-cell table:style-name="Tabelle1.C2" office:value-type="string">
            <text:p text:style-name="P4">Wenn man keiner Gruppe gehört:</text:p>
          </table:table-cell>
        </table:table-row>
        <table:table-row>
          <table:table-cell table:style-name="Tabelle1.A2" office:value-type="string">
            <text:p text:style-name="P2">3.<text:span text:style-name="T2">1</text:span></text:p>
          </table:table-cell>
          <table:table-cell table:style-name="Tabelle1.A2" office:value-type="string">
            <text:p text:style-name="P16">n</text:p>
          </table:table-cell>
          <table:table-cell table:style-name="Tabelle1.C2" office:value-type="string">
            <text:p text:style-name="P6">Wenn man sich aus einer Gruppe ausloggt, kann man sich nicht mehr bei der Gruppe anmelden. Man muss eine neue Einladung bekommen oder selber eine neue Gruppe erstellen.</text:p>
          </table:table-cell>
        </table:table-row>
        <table:table-row>
          <table:table-cell table:style-name="Tabelle1.A2" office:value-type="string">
            <text:p text:style-name="P17">3.2</text:p>
          </table:table-cell>
          <table:table-cell table:style-name="Tabelle1.A2" office:value-type="string">
            <text:p text:style-name="P15">j</text:p>
          </table:table-cell>
          <table:table-cell table:style-name="Tabelle1.C2" office:value-type="string">
            <text:p text:style-name="P3">Die eigenen Termine, die auch in der Gruppenansicht zu sehen waren, kann man in der neu angelegten Gruppe wieder sehen. (Die Individualtermine werden nicht mehr angezeigt.)</text:p>
          </table:table-cell>
        </table:table-row>
        <table:table-row>
          <table:table-cell table:style-name="Tabelle1.A2" office:value-type="string">
            <text:p text:style-name="P8">3.3</text:p>
          </table:table-cell>
          <table:table-cell table:style-name="Tabelle1.A2" office:value-type="string">
            <text:p text:style-name="P15">j</text:p>
          </table:table-cell>
          <table:table-cell table:style-name="Tabelle1.C2" office:value-type="string">
            <text:p text:style-name="P3">Wenn man aus einer Gruppe austritt und keiner neuen Gruppe beitritt, kann man in der Wochenansicht am 30.06.2017 den Termin „FIFA spielen“ sehen.</text:p>
          </table:table-cell>
        </table:table-row>
        <table:table-row>
          <table:table-cell table:style-name="Tabelle1.A2" office:value-type="string">
            <text:p text:style-name="P8">4</text:p>
          </table:table-cell>
          <table:table-cell table:style-name="Tabelle1.A2" office:value-type="string">
            <text:p text:style-name="Table_20_Contents"/>
          </table:table-cell>
          <table:table-cell table:style-name="Tabelle1.C2" office:value-type="string">
            <text:p text:style-name="P4">Bei einer Registrierung</text:p>
          </table:table-cell>
        </table:table-row>
        <table:table-row>
          <table:table-cell table:style-name="Tabelle1.A2" office:value-type="string">
            <text:p text:style-name="P8">4.1</text:p>
          </table:table-cell>
          <table:table-cell table:style-name="Tabelle1.A2" office:value-type="string">
            <text:p text:style-name="P15">j</text:p>
          </table:table-cell>
          <table:table-cell table:style-name="Tabelle1.C2" office:value-type="string">
            <text:p text:style-name="P6">Man bekommt eine E-Mail auf der E-Mail-Adresse, mit der man sich registriert hat. Diese E-Mail enthält die Daten:</text:p>
            <text:p text:style-name="P6">Name:</text:p>
            <text:p text:style-name="P6">Password:</text:p>
            <text:p text:style-name="P6">Farbe: keine Farbe</text:p>
            <text:p text:style-name="P6">Id: 0</text:p>
            <text:p text:style-name="P6">Mitglied von : Null</text:p>
            <text:p text:style-name="P7"/>
            <text:p text:style-name="P7">Bsp: Ich wollte ein neues Profil anlegen mit folgenden Daten anlegen:</text:p>
            <text:p text:style-name="P7">Name: Paco</text:p>
            <text:p text:style-name="P7">E-Mail: <text:a xlink:type="simple" xlink:href="mailto:gidea_andra@yahoo.com" text:style-name="Internet_20_link" text:visited-style-name="Visited_20_Internet_20_Link">gidea_andra@yahoo.com</text:a></text:p>
            <text:p text:style-name="P7">(eigenes Passwort konnte ich nicht angeben.)</text:p>
            <text:p text:style-name="P7">Ich habe die E-Mail wie oben beschrieben bekommen, und nicht die E-Mail mit dem automatisch generierten Passwort, mit dem ich mich auch anmelden kann.</text:p>
            <text:p text:style-name="P7">→ man kann sich nach der Registrierung nicht einloggen!</text:p>
          </table:table-cell>
        </table:table-row>
        <table:table-row>
          <table:table-cell table:style-name="Tabelle1.A2" office:value-type="string">
            <text:p text:style-name="P8">4.2</text:p>
          </table:table-cell>
          <table:table-cell table:style-name="Tabelle1.A2" office:value-type="string">
            <text:p text:style-name="P15">j</text:p>
          </table:table-cell>
          <table:table-cell table:style-name="Tabelle1.C2" office:value-type="string">
            <text:p text:style-name="P8">Pop-Up <text:s/>und E-Mail mit folgendem Text: „Ihre Daten wurden geändert!“ </text:p>
            <text:p text:style-name="P8">→ sollte man ändern, denn die Daten wurden ja nicht geändert, sonder neu angelegt.</text:p>
          </table:table-cell>
        </table:table-row>
        <table:table-row>
          <table:table-cell table:style-name="Tabelle1.A2" office:value-type="string">
            <text:p text:style-name="P8"/>
          </table:table-cell>
          <table:table-cell table:style-name="Tabelle1.A2" office:value-type="string">
            <text:p text:style-name="Table_20_Contents"/>
          </table:table-cell>
          <table:table-cell table:style-name="Tabelle1.C2" office:value-type="string">
            <text:p text:style-name="P5">Weitere Probleme, wenn man in einer Gruppe ist:</text:p>
          </table:table-cell>
        </table:table-row>
        <table:table-row>
          <table:table-cell table:style-name="Tabelle1.A2" office:value-type="string">
            <text:p text:style-name="P8">5</text:p>
          </table:table-cell>
          <table:table-cell table:style-name="Tabelle1.A2" office:value-type="string">
            <text:p text:style-name="P10"/>
          </table:table-cell>
          <table:table-cell table:style-name="Tabelle1.C2" office:value-type="string">
            <text:p text:style-name="P11">Tagesansicht</text:p>
          </table:table-cell>
        </table:table-row>
        <table:table-row>
          <table:table-cell table:style-name="Tabelle1.A2" office:value-type="string">
            <text:p text:style-name="P8">5.1</text:p>
          </table:table-cell>
          <table:table-cell table:style-name="Tabelle1.A2" office:value-type="string">
            <text:p text:style-name="P16">j</text:p>
          </table:table-cell>
          <table:table-cell table:style-name="Tabelle1.C2" office:value-type="string">
            <text:p text:style-name="P8">Terminerstellung durch Klick auf Uhrzeit funktioniert nicht</text:p>
            <text:p text:style-name="P15">→ nur wenn auf der Seite andere Termine schon vorhanden sind</text:p>
          </table:table-cell>
        </table:table-row>
        <table:table-row>
          <table:table-cell table:style-name="Tabelle1.A2" office:value-type="string">
            <text:p text:style-name="P8">5.2</text:p>
          </table:table-cell>
          <table:table-cell table:style-name="Tabelle1.A2" office:value-type="string">
            <text:p text:style-name="P15">n</text:p>
          </table:table-cell>
          <table:table-cell table:style-name="Tabelle1.C2" office:value-type="string">
            <text:p text:style-name="P9">Wenn zwei Termine am gleichen Tag und um gleiche Uhrzeit stattfinden, deckt der neu angelegte Termin den älteren ab.</text:p>
          </table:table-cell>
        </table:table-row>
        <text:soft-page-break/>
        <table:table-row>
          <table:table-cell table:style-name="Tabelle1.A2" office:value-type="string">
            <text:p text:style-name="P9">6</text:p>
          </table:table-cell>
          <table:table-cell table:style-name="Tabelle1.A2" office:value-type="string">
            <text:p text:style-name="Table_20_Contents"/>
          </table:table-cell>
          <table:table-cell table:style-name="Tabelle1.C2" office:value-type="string">
            <text:p text:style-name="P12">Wochenansicht</text:p>
          </table:table-cell>
        </table:table-row>
        <table:table-row>
          <table:table-cell table:style-name="Tabelle1.A2" office:value-type="string">
            <text:p text:style-name="P9">6.1</text:p>
          </table:table-cell>
          <table:table-cell table:style-name="Tabelle1.A2" office:value-type="string">
            <text:p text:style-name="Table_20_Contents"/>
          </table:table-cell>
          <table:table-cell table:style-name="Tabelle1.C2" office:value-type="string">
            <text:p text:style-name="P9">Lädt langsam</text:p>
          </table:table-cell>
        </table:table-row>
        <table:table-row>
          <table:table-cell table:style-name="Tabelle1.A2" office:value-type="string">
            <text:p text:style-name="P9">6.2</text:p>
          </table:table-cell>
          <table:table-cell table:style-name="Tabelle1.A2" office:value-type="string">
            <text:p text:style-name="P15">n</text:p>
          </table:table-cell>
          <table:table-cell table:style-name="Tabelle1.C2" office:value-type="string">
            <text:p text:style-name="P9">Wenn zwei Termine am gleichen Tag und um gleiche Uhrzeit stattfinden, deckt der neu angelegte Termin den älteren ab.<text:span text:style-name="T3">(Es wird nur eins angezeigt, aber beide werden im DB erstellt) </text:span></text:p>
          </table:table-cell>
        </table:table-row>
        <table:table-row>
          <table:table-cell table:style-name="Tabelle1.A2" office:value-type="string">
            <text:p text:style-name="P9">6.3</text:p>
          </table:table-cell>
          <table:table-cell table:style-name="Tabelle1.A2" office:value-type="string">
            <text:p text:style-name="P18">n</text:p>
          </table:table-cell>
          <table:table-cell table:style-name="Tabelle1.C2" office:value-type="string">
            <text:p text:style-name="P9">Beim Anklicken auf Grid, egal wo, geht man zur Terminerstellung. Das Datum des neuen Termins wird automatisch auf das Datum des DatePickers gesetzt, und nicht auf das Datum, wo man drauf klickt. </text:p>
            <text:p text:style-name="P9">→ Vorschlag: Diese Funktion komplett aus der Wochenansicht löschen und nur in Tagesansicht zur Verfügung stellen. (hier sollte der Termin dann auch die Uhrzeit von der Spalte annehmen, wo man angeklickt hat)</text:p>
          </table:table-cell>
        </table:table-row>
        <table:table-row>
          <table:table-cell table:style-name="Tabelle1.A2" office:value-type="string">
            <text:p text:style-name="P14">7</text:p>
          </table:table-cell>
          <table:table-cell table:style-name="Tabelle1.A2" office:value-type="string">
            <text:p text:style-name="P10"/>
          </table:table-cell>
          <table:table-cell table:style-name="Tabelle1.C2" office:value-type="string">
            <text:p text:style-name="P13">Monatsansicht</text:p>
          </table:table-cell>
        </table:table-row>
        <table:table-row>
          <table:table-cell table:style-name="Tabelle1.A2" office:value-type="string">
            <text:p text:style-name="P14">7.1</text:p>
          </table:table-cell>
          <table:table-cell table:style-name="Tabelle1.A2" office:value-type="string">
            <text:p text:style-name="P15">n</text:p>
          </table:table-cell>
          <table:table-cell table:style-name="Tabelle1.C2" office:value-type="string">
            <text:p text:style-name="P14">Gruppenansicht-Button hat keine Wirkung, nur Individualtermine w<text:span text:style-name="T4">e</text:span>rd<text:span text:style-name="T4">en</text:span> angezeigt.</text:p>
          </table:table-cell>
        </table:table-row>
        <table:table-row>
          <table:table-cell table:style-name="Tabelle1.A2" office:value-type="string">
            <text:p text:style-name="P14">7.2</text:p>
          </table:table-cell>
          <table:table-cell table:style-name="Tabelle1.A2" office:value-type="string">
            <text:p text:style-name="P15">n</text:p>
          </table:table-cell>
          <table:table-cell table:style-name="Tabelle1.C2" office:value-type="string">
            <text:p text:style-name="P14">Termine decken sich ab, wenn 2 am gleichen Tag stattfinden.</text:p>
          </table:table-cell>
        </table:table-row>
        <table:table-row>
          <table:table-cell table:style-name="Tabelle1.A2" office:value-type="string">
            <text:p text:style-name="P15">8</text:p>
          </table:table-cell>
          <table:table-cell table:style-name="Tabelle1.A2" office:value-type="string">
            <text:p text:style-name="P10"/>
          </table:table-cell>
          <table:table-cell table:style-name="Tabelle1.C2" office:value-type="string">
            <text:p text:style-name="P13">Gruppeninfo-Seite:</text:p>
          </table:table-cell>
        </table:table-row>
        <table:table-row>
          <table:table-cell table:style-name="Tabelle1.A2" office:value-type="string">
            <text:p text:style-name="P15">8.1</text:p>
          </table:table-cell>
          <table:table-cell table:style-name="Tabelle1.A2" office:value-type="string">
            <text:p text:style-name="P15">j</text:p>
          </table:table-cell>
          <table:table-cell table:style-name="Tabelle1.C2" office:value-type="string">
            <text:p text:style-name="P14">„Login“ ändern zu: „Gruppe beitreten“ </text:p>
          </table:table-cell>
        </table:table-row>
        <table:table-row>
          <table:table-cell table:style-name="Tabelle1.A2" office:value-type="string">
            <text:p text:style-name="P9"/>
          </table:table-cell>
          <table:table-cell table:style-name="Tabelle1.A2" office:value-type="string">
            <text:p text:style-name="Table_20_Contents"/>
          </table:table-cell>
          <table:table-cell table:style-name="Tabelle1.C2" office:value-type="string">
            <text:p text:style-name="P14"/>
          </table:table-cell>
        </table:table-row>
      </table:table>
      <text:p text:style-name="P1"/>
      <text:p text:style-name="P1"/>
      <text:p text:style-name="P36">Nach Abarbeiten der festgestellten Probleme: <text:span text:style-name="T13">Systemtest der Version 4.0.0.0:</text:span></text:p>
      <text:p text:style-name="P36"/>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19"/>
          </table:table-cell>
          <table:table-cell table:style-name="Tabelle2.A1" office:value-type="string">
            <text:p text:style-name="P19">Use Case</text:p>
          </table:table-cell>
          <table:table-cell table:style-name="Tabelle2.A1" office:value-type="string">
            <text:p text:style-name="P19">Vorgehen</text:p>
          </table:table-cell>
          <table:table-cell table:style-name="Tabelle2.A1" office:value-type="string">
            <text:p text:style-name="P22">Resultat</text:p>
          </table:table-cell>
          <table:table-cell table:style-name="Tabelle2.E1" office:value-type="string">
            <text:p text:style-name="P19">Erfolgreich</text:p>
          </table:table-cell>
        </table:table-row>
        <table:table-row>
          <table:table-cell table:style-name="Tabelle2.A2" office:value-type="string">
            <text:p text:style-name="P18">1</text:p>
          </table:table-cell>
          <table:table-cell table:style-name="Tabelle2.A2" office:value-type="string">
            <text:p text:style-name="P18">Anmeldung</text:p>
          </table:table-cell>
          <table:table-cell table:style-name="Tabelle2.A2" office:value-type="string">
            <text:p text:style-name="P20"><text:span text:style-name="T6">1. </text:span>Software starten → Anmeldeseite <text:span text:style-name="T6">→ Benutzername „Andra“ und richtiges Passwort eingeben</text:span></text:p>
            <text:p text:style-name="P21">2. Software starten <text:span text:style-name="T5">Anmeldeseite </text:span>→ Benutzername „Andro“ und richtiges Passwort eingeben</text:p>
          </table:table-cell>
          <table:table-cell table:style-name="Tabelle2.A2" office:value-type="string">
            <text:p text:style-name="P21">1. Anzeigen der Startseite</text:p>
            <text:p text:style-name="P21">2. PopUp-Meldung : Einloggen fehlgeschlagen</text:p>
          </table:table-cell>
          <table:table-cell table:style-name="Tabelle2.E2" office:value-type="string">
            <text:p text:style-name="P24">ja</text:p>
          </table:table-cell>
        </table:table-row>
        <table:table-row>
          <table:table-cell table:style-name="Tabelle2.A2" office:value-type="string">
            <text:p text:style-name="P18">2</text:p>
          </table:table-cell>
          <table:table-cell table:style-name="Tabelle2.A2" office:value-type="string">
            <text:p text:style-name="P21">Profil anlegen</text:p>
          </table:table-cell>
          <table:table-cell table:style-name="Tabelle2.A2" office:value-type="string">
            <text:p text:style-name="P23">Software starten → Anmeldeseite → auf „Registrieren“ klicken </text:p>
            <text:p text:style-name="P23">1. Fall: Name „<text:span text:style-name="T8">Andie“</text:span> , aber keine E-Mail</text:p>
            <text:p text:style-name="P24">2. Fall: kein Name, aber gültige E-Mail „<text:a xlink:type="simple" xlink:href="mailto:gidea_andra@yahoo.com" text:style-name="Internet_20_link" text:visited-style-name="Visited_20_Internet_20_Link">gidea_andra@yahoo.com</text:a>“</text:p>
            <text:p text:style-name="P24">3. <text:span text:style-name="T8">Fall: Name „Andie“, aber keine gültige E-Mail: „agfd“ oder „</text:span><text:a xlink:type="simple" xlink:href="mailto:fesv@tsb" text:style-name="Internet_20_link" text:visited-style-name="Visited_20_Internet_20_Link"><text:span text:style-name="T8">fesv@tsb</text:span></text:a><text:span text:style-name="T8">“ oder „gtv@yahoo.it“.</text:span></text:p>
            <text:p text:style-name="P26"><text:soft-page-break/>4. Fall: Name „Andra“ → klick auf E-Mail-Adresse Feld</text:p>
            <text:p text:style-name="P25"><text:span text:style-name="T9">5</text:span>. Fall: Name „And<text:span text:style-name="T9">res</text:span>“ und gültige E-Mail „<text:a xlink:type="simple" xlink:href="mailto:gidea_andra@yahoo.com" text:style-name="Internet_20_link" text:visited-style-name="Visited_20_Internet_20_Link">gidea_andra@yahoo.com</text:a>“ </text:p>
          </table:table-cell>
          <table:table-cell table:style-name="Tabelle2.A2" office:value-type="string">
            <text:p text:style-name="P23">1.,<text:span text:style-name="T7">2.</text:span> PopUp Meldung mit <text:span text:style-name="T7">dem Text „Geben Sie bitte eine User ID und eine gültige E-Mail-Adresse ein! :)“</text:span></text:p>
            <text:p text:style-name="P25"/>
            <text:p text:style-name="P25"/>
            <text:p text:style-name="P25"/>
            <text:p text:style-name="P25"/>
            <text:p text:style-name="P25">3. PopUp Meldung: „<text:span text:style-name="T9">Die angegebeneE-Mail ist nicht gültig! :)</text:span>“</text:p>
            <text:p text:style-name="P26"/>
            <text:p text:style-name="P26"/>
            <text:p text:style-name="P26"><text:soft-page-break/>4. PopUp Meldung: „Der angegebene Name ist leider schon registriert, Versuchen Sie es erneut! :)“</text:p>
            <text:p text:style-name="P25"/>
            <text:p text:style-name="P25"><text:span text:style-name="T9">5</text:span>. PopUp Meldung: „Sie haben sich erfolgreich <text:span text:style-name="T9">bei VirtualCalendar </text:span>registriert! <text:span text:style-name="T9">Geben Sie bitte Ihren Benutzernamen und das per E-Mail gesendete Passwort beim Einloggen ein! :)</text:span>“ </text:p>
          </table:table-cell>
          <table:table-cell table:style-name="Tabelle2.E2" office:value-type="string">
            <text:p text:style-name="P24">ja</text:p>
          </table:table-cell>
        </table:table-row>
        <table:table-row>
          <table:table-cell table:style-name="Tabelle2.A2" office:value-type="string">
            <text:p text:style-name="P18">3</text:p>
          </table:table-cell>
          <table:table-cell table:style-name="Tabelle2.A2" office:value-type="string">
            <text:p text:style-name="P21">Profil löschen</text:p>
          </table:table-cell>
          <table:table-cell table:style-name="Tabelle2.A2" office:value-type="string">
            <text:p text:style-name="P25">1. Fall : Benutzer <text:span text:style-name="T10">ist kein Admin (hat selbst keine Gruppe angelegt)</text:span></text:p>
            <text:p text:style-name="P27">2. Fall: Benutzer ist Admin</text:p>
          </table:table-cell>
          <table:table-cell table:style-name="Tabelle2.A2" office:value-type="string">
            <text:p text:style-name="Table_20_Contents"><text:span text:style-name="T10">1. Fall: PopUp Meldung:</text:span>„<text:span text:style-name="T10">Sie haben Ihr Profil erfolgreich gelöscht! :)</text:span>“</text:p>
            <text:p text:style-name="P27">→ Profil erfolgreich aus der Datenbank gelöscht</text:p>
          </table:table-cell>
          <table:table-cell table:style-name="Tabelle2.E2" office:value-type="string">
            <text:p text:style-name="Table_20_Contents"/>
          </table:table-cell>
        </table:table-row>
        <table:table-row>
          <table:table-cell table:style-name="Tabelle2.A2" office:value-type="string">
            <text:p text:style-name="P18">4</text:p>
          </table:table-cell>
          <table:table-cell table:style-name="Tabelle2.A2" office:value-type="string">
            <text:p text:style-name="P21">Profil bearbeiten</text:p>
          </table:table-cell>
          <table:table-cell table:style-name="Tabelle2.A2" office:value-type="string">
            <text:p text:style-name="P33">Einloggen → auf „Profil“ Button klicken → zur Profilbearbeitungsseite wechseln → </text:p>
            <text:p text:style-name="P33">1. Fall: Name wechseln</text:p>
            <text:p text:style-name="P33">2. Fall: Geburtsdatum wechseln</text:p>
            <text:p text:style-name="P33">3. Fall: E-Mail wechseln</text:p>
            <text:p text:style-name="P33">4. Fall: Passwort ändern</text:p>
          </table:table-cell>
          <table:table-cell table:style-name="Tabelle2.A2" office:value-type="string">
            <text:p text:style-name="P33">1.Den Namen kann man nicht wechseln</text:p>
            <text:p text:style-name="P33">2. Das Geburtsdatum kann man wechseln</text:p>
            <text:p text:style-name="P33">3. Die E-Mail-Adresse kann man nicht wechseln</text:p>
            <text:p text:style-name="P33">4. Das Passwort kann man ändern.</text:p>
            <text:p text:style-name="P33">• Wenn Änderungen vorgenommen wurden, bekommt der Benutzer eine E-Mail mit der Bestätigung, dass seine Daten geändert wurden und eine PopUp Meldung mit dem Text „Ihre Daten wurden geändert!“ erscheint.</text:p>
            <text:p text:style-name="P33"/>
          </table:table-cell>
          <table:table-cell table:style-name="Tabelle2.E2" office:value-type="string">
            <text:p text:style-name="P33">ja</text:p>
          </table:table-cell>
        </table:table-row>
        <table:table-row>
          <table:table-cell table:style-name="Tabelle2.A2" office:value-type="string">
            <text:p text:style-name="P23">5</text:p>
          </table:table-cell>
          <table:table-cell table:style-name="Tabelle2.A2" office:value-type="string">
            <text:p text:style-name="P21">Gruppe erstellen</text:p>
          </table:table-cell>
          <table:table-cell table:style-name="Tabelle2.A2" office:value-type="string">
            <text:p text:style-name="P28">Starten der Software → Einloggen → Gruppe+ Button klicken → Teamname „Test“ und Teampasswort „test“ festlegen → Personen auswählen zum Hinzufügen in die Gruppe : Romady <text:soft-page-break/>(=angemeldeter Benutzer, der die Gruppe gerade erstellt , also Admin)automatisch ausgewählt, lola, Einstein Alberto→ Klick auf „Ok“ Button → <text:s/>PopUp Meldung : „Sie haben die Gruppenkalender: Test erfolgreich erstellt!“ </text:p>
          </table:table-cell>
          <table:table-cell table:style-name="Tabelle2.A2" office:value-type="string">
            <text:p text:style-name="P28">• Man kann nur dann eine Gruppe erstellen, wenn man noch in keiner Gruppe drinnen ist. Andernfalls: beim Klicken auf den Gruppe+ - Button PopUp Meldung : „“</text:p>
            <text:p text:style-name="P28">• Bei der Erstellung <text:soft-page-break/>einer Gruppe kann man nur die Leute auswählen, die noch in keiner anderen Gruppe sich befinden.</text:p>
            <text:p text:style-name="P28">• Nach der Erstellung der Gruppe muss man sich in der Gruppe anmelden (jeder Gruppenmitglied, auch der Admin)</text:p>
          </table:table-cell>
          <table:table-cell table:style-name="Tabelle2.E2" office:value-type="string">
            <text:p text:style-name="P28">ja</text:p>
          </table:table-cell>
        </table:table-row>
        <table:table-row>
          <table:table-cell table:style-name="Tabelle2.A2" office:value-type="string">
            <text:p text:style-name="P23">6</text:p>
          </table:table-cell>
          <table:table-cell table:style-name="Tabelle2.A2" office:value-type="string">
            <text:p text:style-name="P21">In Gruppe anmelden</text:p>
          </table:table-cell>
          <table:table-cell table:style-name="Tabelle2.A2" office:value-type="string">
            <text:p text:style-name="Table_20_Contents">Starten der Software → Anmelden → Auf Button „Gruppe“ klicken → eigene E-Mail-Adresse <text:span text:style-name="T11">(„gidea_andra@yahoo.com“)</text:span> und Gruppendaten<text:span text:style-name="T11">(Name: „Test“, Passwort: „test“)</text:span> eingeben → PopUp Meldung : „S<text:span text:style-name="T11">ie haben sich erfolgreich angemeldet!“</text:span></text:p>
            <text:p text:style-name="P30">2. Fall: man gibt einen falschen Namen oder Passwort ein, z.B. „test“ als Name</text:p>
            <text:p text:style-name="P29"/>
          </table:table-cell>
          <table:table-cell table:style-name="Tabelle2.A2" office:value-type="string">
            <text:p text:style-name="Table_20_Contents">• kann man nur, wenn man noch in keiner Gruppe ist. <text:span text:style-name="T11">Ansonsten führt der Button zu den Gruppeninformationsseite, wo die Liste der Mitglieder und ihre Daten zu sehen sind.</text:span></text:p>
            <text:p text:style-name="P29"/>
          </table:table-cell>
          <table:table-cell table:style-name="Tabelle2.E2" office:value-type="string">
            <text:p text:style-name="P29">Ja</text:p>
          </table:table-cell>
        </table:table-row>
        <table:table-row>
          <table:table-cell table:style-name="Tabelle2.A2" office:value-type="string">
            <text:p text:style-name="P23">7</text:p>
          </table:table-cell>
          <table:table-cell table:style-name="Tabelle2.A2" office:value-type="string">
            <text:p text:style-name="P21">Ansicht auswählen</text:p>
          </table:table-cell>
          <table:table-cell table:style-name="Tabelle2.A2" office:value-type="string">
            <text:p text:style-name="P30">Auf Ansichtsbuttons in der linken Leiste klicken:</text:p>
            <text:p text:style-name="P30">Startseite, Tagesansicht, Wochenansicht, Monatsansicht, Jahresansicht, Informationsseite</text:p>
          </table:table-cell>
          <table:table-cell table:style-name="Tabelle2.A2" office:value-type="string">
            <text:p text:style-name="P30">•alle Seiten werden geöffnet</text:p>
            <text:p text:style-name="P30">• auf den Tagesansichts-, Wochenansichts- und Monatsansichtsseiten sieht man die eingetragenen Termine in den Farben rosa oder hellblau markiert, je nach Termintyp</text:p>
          </table:table-cell>
          <table:table-cell table:style-name="Tabelle2.E2" office:value-type="string">
            <text:p text:style-name="P30">ja</text:p>
          </table:table-cell>
        </table:table-row>
        <table:table-row>
          <table:table-cell table:style-name="Tabelle2.A2" office:value-type="string">
            <text:p text:style-name="P23">8</text:p>
          </table:table-cell>
          <table:table-cell table:style-name="Tabelle2.A2" office:value-type="string">
            <text:p text:style-name="P21">Termin erstellen</text:p>
          </table:table-cell>
          <table:table-cell table:style-name="Tabelle2.A2" office:value-type="string">
            <text:p text:style-name="P31">erfolgreiches Einloggen→auf den Button „Termin+“ klicken → Terminerstellungsseite öffnet sich → Individual<text:span text:style-name="T12">ansicht</text:span> auswählen, Bezeichnung „Tanzkurs“ eingeben, Datum „ 26.07.2017“ <text:soft-page-break/>auswählen, Startuhrzeit „17:00“, Enduhrzeit „18:00“, <text:span text:style-name="T12">Wiederholungszyklus „Keine“, Terminbeschreibung „mit Adrian“→ Klick auf „Ok“ Button</text:span></text:p>
          </table:table-cell>
          <table:table-cell table:style-name="Tabelle2.A2" office:value-type="string">
            <text:p text:style-name="P31">• Terminerstellungsseite öffnet sich, in dem DatePicker ist das heutige Datum eingestellt. Die aktuelle Uhrzeit der Terminerstellung ist ebenfalls übernommen.</text:p>
            <text:p text:style-name="P32">• Nach Klicken des „Ok“ Buttons wird man zurück auf die Startseite <text:soft-page-break/>geleitet. Dort erscheint auf der rechten Seite unter „Termine“ der neu angelegte Termin.</text:p>
            <text:p text:style-name="P32">• Der neue Termin erscheint auch in der Tages- und Wochenansicht bei dem eingestellten Tag und unter der eingestellten Uhrzeit. In der Monatsansicht erscheint der Termin auch in der Zelle des eingestellten Tages. Der Termin erscheint auf einem hellblauen Hintergrund, weil die Individualansicht ausgewählt wurde.</text:p>
          </table:table-cell>
          <table:table-cell table:style-name="Tabelle2.E2" office:value-type="string">
            <text:p text:style-name="P30">ja</text:p>
          </table:table-cell>
        </table:table-row>
        <table:table-row>
          <table:table-cell table:style-name="Tabelle2.A2" office:value-type="string">
            <text:p text:style-name="P23">9</text:p>
          </table:table-cell>
          <table:table-cell table:style-name="Tabelle2.A2" office:value-type="string">
            <text:p text:style-name="P21">Termin löschen</text:p>
          </table:table-cell>
          <table:table-cell table:style-name="Tabelle2.A2" office:value-type="string">
            <text:p text:style-name="P32">In der Startseite, Tages- und Wochenansicht klickt man auf den Termin → man gelangt zur Terminbearbeitungsseite → auf Button „Löschen“ drücken → Termin erscheint auf keinen der Seiten mehr</text:p>
          </table:table-cell>
          <table:table-cell table:style-name="Tabelle2.A2" office:value-type="string">
            <text:p text:style-name="P33">• Termin verschwindet von allen Seiten, wo er zu sehen war. Er wird ebenfalls aus der Datenbank gelöscht.</text:p>
          </table:table-cell>
          <table:table-cell table:style-name="Tabelle2.E2" office:value-type="string">
            <text:p text:style-name="P30">ja</text:p>
          </table:table-cell>
        </table:table-row>
        <table:table-row>
          <table:table-cell table:style-name="Tabelle2.A2" office:value-type="string">
            <text:p text:style-name="P23">10</text:p>
          </table:table-cell>
          <table:table-cell table:style-name="Tabelle2.A2" office:value-type="string">
            <text:p text:style-name="P23">Gruppe verlassen</text:p>
          </table:table-cell>
          <table:table-cell table:style-name="Tabelle2.A2" office:value-type="string">
            <text:p text:style-name="P33">1. Fall: Die Gruppe als Benutzer ohne Adminrechte verlassen</text:p>
            <text:p text:style-name="P33">2. Fall: Die Gruppe als Benutzer mit Adminrechten verlassen</text:p>
          </table:table-cell>
          <table:table-cell table:style-name="Tabelle2.A2" office:value-type="string">
            <text:p text:style-name="P34">1. Der Benutzer verliert seine Mitgliedschaft von der Gruppe, kann die Termine der Gruppe nicht mehr sehen</text:p>
            <text:p text:style-name="P34">2. Gruppe wird aufgelöst.</text:p>
            <text:p text:style-name="P34">• wenn man aus einer Gruppe austritt, kann man sich nicht mehr bei der Gruppe anmelden</text:p>
          </table:table-cell>
          <table:table-cell table:style-name="Tabelle2.E2" office:value-type="string">
            <text:p text:style-name="P30">ja</text:p>
          </table:table-cell>
        </table:table-row>
        <table:table-row>
          <table:table-cell table:style-name="Tabelle2.A2" office:value-type="string">
            <text:p text:style-name="P23">11</text:p>
          </table:table-cell>
          <table:table-cell table:style-name="Tabelle2.A2" office:value-type="string">
            <text:p text:style-name="P23">Gruppe löschen</text:p>
          </table:table-cell>
          <table:table-cell table:style-name="Tabelle2.A2" office:value-type="string">
            <text:p text:style-name="P34">1. Fall: als Benutzer ohne Adminrechte die Gruppe löschen</text:p>
            <text:p text:style-name="P34">2. Fall: als Admin die Gruppe löschen</text:p>
          </table:table-cell>
          <table:table-cell table:style-name="Tabelle2.A2" office:value-type="string">
            <text:p text:style-name="P34">1. Der Button zur Löschung der Gruppe ist für normale Benutzer nicht aktiv.</text:p>
            <text:p text:style-name="P34">2. Der Button zur Löschung der Gruppe ist aktiv. Die Gruppe und alle dazugehörigen Termine werden gelöscht.</text:p>
          </table:table-cell>
          <table:table-cell table:style-name="Tabelle2.E2" office:value-type="string">
            <text:p text:style-name="P30">ja</text:p>
          </table:table-cell>
        </table:table-row>
        <text:soft-page-break/>
        <table:table-row>
          <table:table-cell table:style-name="Tabelle2.A2" office:value-type="string">
            <text:p text:style-name="P23">12</text:p>
          </table:table-cell>
          <table:table-cell table:style-name="Tabelle2.A2" office:value-type="string">
            <text:p text:style-name="P23">Profil löschen</text:p>
          </table:table-cell>
          <table:table-cell table:style-name="Tabelle2.A2" office:value-type="string">
            <text:p text:style-name="P34">1. Fall: als Benutzer ohne Adminrechte das Profil löschen</text:p>
            <text:p text:style-name="P34">2. Fall: als Admin das Profil löschen</text:p>
          </table:table-cell>
          <table:table-cell table:style-name="Tabelle2.A2" office:value-type="string">
            <text:p text:style-name="P34">1. Das Profil wird gelöscht. Die Daten werden aus der Datenbank, den Ansichten und den Gruppen gelöscht </text:p>
            <text:p text:style-name="P34">2. Wie 1. Zusätzlich wird die von diesem Admin erstellte Gruppe auch aufgelöst. </text:p>
          </table:table-cell>
          <table:table-cell table:style-name="Tabelle2.E2" office:value-type="string">
            <text:p text:style-name="P30">ja</text:p>
          </table:table-cell>
        </table:table-row>
      </table:table>
      <text:p text:style-name="P36"/>
      <text:p text:style-name="P36"/>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2T17:13:06.510000000</meta:creation-date>
    <dc:date>2017-07-04T22:21:41.463000000</dc:date>
    <meta:editing-duration>PT3H42M35S</meta:editing-duration>
    <meta:editing-cycles>5</meta:editing-cycles>
    <meta:generator>LibreOffice/5.2.7.2$Windows_x86 LibreOffice_project/2b7f1e640c46ceb28adf43ee075a6e8b8439ed10</meta:generator>
    <meta:document-statistic meta:table-count="2" meta:image-count="0" meta:object-count="0" meta:page-count="6" meta:paragraph-count="178" meta:word-count="1330" meta:character-count="8644" meta:non-whitespace-character-count="7479"/>
  </office:meta>
</office:document-meta>
</file>